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69a2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8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ce2"/>
          <table:table-cell table:number-columns-repeated="4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46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44"/>
          <table:table-cell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44"/>
          <table:table-cell table:style-name="ce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44"/>
          <table:table-cell table:style-name="ce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number-columns-repeated="38"/>
          <table:table-cell table:style-name="ce2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8"/>
          <table:table-cell table:style-name="ce4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number-columns-repeated="35"/>
          <table:table-cell table:style-name="ce2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number-columns-repeated="16"/>
        </table:table-row>
        <table:table-row table:style-name="ro1" table:number-rows-repeated="3">
          <table:table-cell table:number-columns-repeated="49"/>
        </table:table-row>
        <table:table-row table:style-name="ro1" table:number-rows-repeated="4">
          <table:table-cell table:style-name="Default" table:number-columns-repeated="48"/>
          <table:table-cell/>
        </table:table-row>
        <table:table-row table:style-name="ro1">
          <table:table-cell table:style-name="Default" table:number-columns-repeated="4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07:57:33.303000000</meta:creation-date>
    <dc:date>2021-11-21T08:16:22.882000000</dc:date>
    <meta:editing-duration>PT8M29S</meta:editing-duration>
    <meta:editing-cycles>1</meta:editing-cycles>
    <meta:document-statistic meta:table-count="1" meta:cell-count="22" meta:object-count="0"/>
    <meta:generator>LibreOffice/7.0.4.2$Windows_X86_64 LibreOffice_project/dcf040e67528d9187c66b2379df5ea4407429775</meta:generator>
  </office:meta>
</office:document-meta>
</file>